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D6D07E3611E073C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0.97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2cm" svg:height="15.75cm" svg:x="0.008cm" svg:y="0cm">
          <draw:image xlink:href="Pictures/10000000000005D600000349D6D07E3611E073CB.png" xlink:type="simple" xlink:show="embed" xlink:actuate="onLoad">
            <text:p/>
          </draw:image>
        </draw:frame>
        <draw:frame draw:style-name="gr2" draw:text-style-name="P7" draw:layer="layout" svg:width="24.171cm" svg:height="11.225cm" svg:x="1.915cm" svg:y="3.525cm">
          <draw:text-box>
            <text:p text:style-name="P2"><text:span text:style-name="T1">Jesus Ascends to Heaven</text:span><text:span text:style-name="T2"> </text:span></text:p>
            <text:p text:style-name="P2"><text:span text:style-name="T3">(Acts 1:4-11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3:32.583000000</dc:date>
    <meta:editing-duration>PT58M13S</meta:editing-duration>
    <meta:editing-cycles>30</meta:editing-cycles>
    <meta:generator>LibreOffice/5.4.7.2$Windows_X86_64 LibreOffice_project/c838ef25c16710f8838b1faec480ebba495259d0</meta:generator>
    <meta:document-statistic meta:object-count="2"/>
  </office:meta>
</office:document-meta>
</file>